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04.2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canner_20_3D.csv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anner 3D.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BOM: OLSK 3D Scanner v1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Frame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e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ter Holder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ter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tical Side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orizontal Side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ck Retainer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mera Module Arm (3mm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acer (3D printed with M4 inserts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ont Cover (3D printed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Cover (3D printed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Mechanics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aring KFL08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T2 10mm Closed Loop Belt 215 teeth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T2 36T W10 Pulley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mm Shaft x 90mm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8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 17 - 7HS15-1504S-X1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SP32-CAM module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mera Module Holder (3D printed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-DC converter LM259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8266 NodeMCU Board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LSK 3D Scanner Board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onics Cover (3D printed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Driver - DRV8825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Fasteners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 Screw M3 x 6mm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 Screw M4 x 6mm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 Screw M4 x 8mm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 Screw M5 x 20mm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 Screw M5 x 8mm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 ScrewM4 x 16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t Screw M3 x 4mm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ylon Scew M3 x 6mm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CB spacer M3 x 6mm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ocknut M4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ocknut M5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anner_20_3D.csv" style:display-name="PageStyle_Scanner 3D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" meta:object-count="0"/>
    <meta:generator>LibreOfficeDev/6.0.5.2$Linux_X86_64 LibreOffice_project/</meta:generator>
  </office:meta>
</office:document-meta>
</file>